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2F7F054927CB6E772F4.png" manifest:media-type="image/png"/>
  <manifest:file-entry manifest:full-path="Pictures/10000000000004B2000002431F5FC309EE910ABA.png" manifest:media-type="image/png"/>
  <manifest:file-entry manifest:full-path="Pictures/10000000000004B200000346A9F228148B0200B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545cm" fo:min-width="5.47cm" fo:wrap-option="no-wrap"/>
    </style:style>
    <style:style style:name="gr4" style:family="graphic" style:parent-style-name="objectwithoutfill">
      <style:graphic-properties svg:stroke-width="0.106cm" svg:stroke-color="#ff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24cm, 5.724cm, 0.764cm, 0.17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995cm, 5.724cm, 0.735cm, 0.17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581cm, 6.152cm, 1.626cm, 0.504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5.318cm" svg:x="1.599cm" svg:y="1.143cm">
          <draw:image xlink:href="Pictures/10000000000004B2000002431F5FC309EE910ABA.png" xlink:type="simple" xlink:show="embed" xlink:actuate="onLoad">
            <text:p/>
          </draw:image>
        </draw:frame>
        <draw:custom-shape draw:style-name="gr2" draw:text-style-name="P3" draw:layer="layout" svg:width="5.969cm" svg:height="2.286cm" svg:x="13.842cm" svg:y="11.997cm">
          <text:p text:style-name="P2">Create New</text:p>
          <text:p text:style-name="P2">Funding Record</text:p>
          <draw:enhanced-geometry svg:viewBox="0 0 21600 21600" draw:glue-points="10800 0 0 10800 10800 21600 21600 10800 ?f40 ?f41" draw:text-areas="0 0 21600 21600" draw:type="rectangular-callout" draw:modifiers="12370.2512562814 -17718.23349365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794cm" svg:x="13.869cm" svg:y="11.957cm">
          <text:p text:style-name="P2">Create New</text:p>
          <text:p text:style-name="P2">Lineage</text:p>
          <draw:enhanced-geometry svg:viewBox="0 0 21600 21600" draw:glue-points="10800 0 0 10800 10800 21600 21600 10800 ?f40 ?f41" draw:text-areas="0 0 21600 21600" draw:type="rectangular-callout" draw:modifiers="53862.5125628141 8616.81574239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17.398cm" svg:y1="11.955cm" svg:x2="18.795cm" svg:y2="11.955cm">
          <text:p/>
        </draw:line>
      </draw:page>
      <draw:page draw:name="page2" draw:style-name="dp1" draw:master-page-name="Default">
        <draw:frame draw:style-name="gr5" draw:text-style-name="P1" draw:layer="layout" svg:width="25.907cm" svg:height="16.382cm" svg:x="1.27cm" svg:y="1.525cm">
          <draw:image xlink:href="Pictures/10000000000004B200000346A9F228148B0200B1.png" xlink:type="simple" xlink:show="embed" xlink:actuate="onLoad">
            <text:p/>
          </draw:image>
        </draw:frame>
        <draw:frame draw:style-name="gr6" draw:text-style-name="P2" draw:layer="layout" svg:width="25.907cm" svg:height="14.35cm" svg:x="1.189cm" svg:y="19.179cm">
          <draw:image xlink:href="Pictures/10000000000004B2000002F7F054927CB6E772F4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7" draw:text-style-name="P2" draw:layer="layout" svg:width="25.145cm" svg:height="7.873cm" svg:x="1.398cm" svg:y="2.16cm">
          <draw:image xlink:href="Pictures/10000000000004B2000002F7F054927CB6E772F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2-28T10:16:29.370025356</dc:date>
    <meta:editing-duration>P1DT3H46M44S</meta:editing-duration>
    <meta:editing-cycles>61</meta:editing-cycles>
    <meta:generator>LibreOffice/6.0.7.3$Linux_X86_64 LibreOffice_project/00m0$Build-3</meta:generator>
    <meta:document-statistic meta:object-count="7"/>
  </office:meta>
</office:document-meta>
</file>